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2d3b45" loext:opacity="100%" fo:letter-spacing="normal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border="tru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A abordagem da Inteligência Artificial que busca sistemas que agem como humanos é muito centrada na observação e imitação de como os humanos realizam as tarefas. O famoso Teste de Turing propões que com omputador passará no teste se um interrogador humano, ao interrogar o agente por escrito, não conseguir determinar se as respostas foram geradas por um computador ou por uma pessoa. Não é um requisito que o computador realize o mesmo processo mental dos seres humanos, mas que apenas alcance o mesmo resultado final. Essa seção irá apresentar as principais aplicações desse paradigma tão interessante.</text:p>
      <text:p text:style-name="P2"><text:span text:style-name="Strong_20_Emphasis"><text:span text:style-name="T1">Vídeo:  IA/Assistente do Google interagem com um atendente para agendar a ida ao salão</text:span></text:span></text:p>
      <text:p text:style-name="P2"><text:span text:style-name="Strong_20_Emphasis"><text:span text:style-name="T2"><draw:frame draw:style-name="fr1" draw:name="Objeto1" text:anchor-type="as-char" svg:width="16.933cm" svg:height="12.7cm" draw:z-index="0"><draw:floating-frame xlink:href="https://www.youtube.com/embed/JvbHu_bVa_g?feature=oembed&amp;rel=0" xlink:type="simple" xlink:show="embed" xlink:actuate="onLoad"/></draw:frame>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23:00.074251946</meta:creation-date>
    <dc:date>2022-09-03T12:24:22.364061441</dc:date>
    <meta:editing-duration>PT1M22S</meta:editing-duration>
    <meta:editing-cycles>1</meta:editing-cycles>
    <meta:document-statistic meta:table-count="0" meta:image-count="0" meta:object-count="1" meta:page-count="1" meta:paragraph-count="4" meta:word-count="112" meta:character-count="694" meta:non-whitespace-character-count="584"/>
    <meta:generator>LibreOffice/7.3.5.2$Linux_X86_64 LibreOffice_project/30$Build-2</meta:generator>
  </office:meta>
</office:document-meta>
</file>